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28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5.54mm"/>
    </style:style>
    <style:style style:name="co7" style:family="table-column">
      <style:table-column-properties fo:break-before="auto" style:column-width="47.64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50.09mm"/>
    </style:style>
    <style:style style:name="co10" style:family="table-column">
      <style:table-column-properties fo:break-before="auto" style:column-width="38.17mm"/>
    </style:style>
    <style:style style:name="co11" style:family="table-column">
      <style:table-column-properties fo:break-before="auto" style:column-width="3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able-cell-properties fo:border="1.25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26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28" style:family="table-cell" style:parent-style-name="Default" style:data-style-name="N2"/>
    <style:style style:name="ce29" style:family="table-cell" style:parent-style-name="Default" style:data-style-name="N41"/>
    <style:style style:name="ce30" style:family="table-cell" style:parent-style-name="Default" style:data-style-name="N37"/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border-bottom="none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ffic Flow Readings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6"/>
        <table:table-column table:style-name="co4" table:default-cell-style-name="Default"/>
        <table:table-column table:style-name="co5" table:default-cell-style-name="ce23"/>
        <table:table-column table:style-name="co6" table:default-cell-style-name="ce26"/>
        <table:table-column table:style-name="co7" table:default-cell-style-name="ce26"/>
        <table:table-column table:style-name="co8" table:default-cell-style-name="ce11"/>
        <table:table-column table:style-name="co9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Traffic Survey </text:p>
          </table:table-cell>
          <table:table-cell table:style-name="Default" office:value-type="string" calcext:value-type="string">
            <text:p>Diggle</text:p>
          </table:table-cell>
          <table:table-cell table:style-name="ce29" office:value-type="time" office:time-value="PT16H30M00S" calcext:value-type="time">
            <text:p>16:30:00</text:p>
          </table:table-cell>
          <table:table-cell table:style-name="ce30" office:value-type="string" calcext:value-type="string">
            <text:p>Date Recorded 19/02/2019</text:p>
          </table:table-cell>
          <table:table-cell table:style-name="Default" office:value-type="string" calcext:value-type="string">
            <text:p>1 hr</text:p>
          </table:table-cell>
          <table:table-cell office:value-type="string" calcext:value-type="string">
            <text:p>File name : 2019-feb-1-8.avi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>
          <table:table-cell table:style-name="ce21" office:value-type="string" calcext:value-type="string">
            <text:p>Mins</text:p>
          </table:table-cell>
          <table:table-cell table:style-name="ce21" office:value-type="string" calcext:value-type="string">
            <text:p>Secs</text:p>
          </table:table-cell>
          <table:table-cell table:style-name="ce21" office:value-type="string" calcext:value-type="string">
            <text:p>Time Count Recorded (Decimal Mins)</text:p>
          </table:table-cell>
          <table:table-cell table:style-name="ce21" office:value-type="string" calcext:value-type="string">
            <text:p>Number of Traffic</text:p>
          </table:table-cell>
          <table:table-cell table:style-name="ce21"/>
          <table:table-cell table:style-name="ce21" office:value-type="string" calcext:value-type="string">
            <text:p>Vehicles per hour per ten Vehicles</text:p>
          </table:table-cell>
          <table:table-cell table:style-name="ce21" office:value-type="string" calcext:value-type="string">
            <text:p>100 Vehicle Average VPH</text:p>
          </table:table-cell>
          <table:table-cell table:style-name="Default" office:value-type="string" calcext:value-type="string">
            <text:p>Vehicles Per Hour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ce25"/>
          <table:table-cell table:style-name="ce2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2"/>
          <table:table-cell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6" calcext:value-type="float">
            <text:p>26</text:p>
          </table:table-cell>
          <table:table-cell table:style-name="ce2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13" calcext:value-type="float">
            <text:p>13</text:p>
          </table:table-cell>
          <table:table-cell table:formula="of:=([.A8] - [.$A$7])+([.B8]/60)" office:value-type="float" office:value="2.21666666666667" calcext:value-type="float">
            <text:p>2.22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formula="of:=([.D8]-[.D7])*60/([.C8]-[.C7])" office:value-type="float" office:value="270.676691729323" calcext:value-type="float">
            <text:p>270.68</text:p>
          </table:table-cell>
          <table:table-cell/>
          <table:table-cell table:formula="of:=[.D8]*(60/[.C8])" office:value-type="float" office:value="270.676691729323" calcext:value-type="float">
            <text:p>271</text:p>
          </table:table-cell>
          <table:table-cell/>
        </table:table-row>
        <table:table-row table:style-name="ro1"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33" calcext:value-type="float">
            <text:p>33</text:p>
          </table:table-cell>
          <table:table-cell table:formula="of:=([.A9] - [.$A$7])+([.B9]/60)" office:value-type="float" office:value="3.55" calcext:value-type="float">
            <text:p>3.55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formula="of:=([.D9]-[.D8])*60/([.C9]-[.C8])" office:value-type="float" office:value="450" calcext:value-type="float">
            <text:p>450.00</text:p>
          </table:table-cell>
          <table:table-cell/>
          <table:table-cell table:formula="of:=[.D9]*(60/[.C9])" office:value-type="float" office:value="338.028169014085" calcext:value-type="float">
            <text:p>33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formula="of:=([.A10] - [.$A$7])+([.B10]/60)" office:value-type="float" office:value="4.41666666666667" calcext:value-type="float">
            <text:p>4.42</text:p>
          </table:table-cell>
          <table:table-cell table:style-name="ce23" office:value-type="float" office:value="30" calcext:value-type="float">
            <text:p>30</text:p>
          </table:table-cell>
          <table:table-cell/>
          <table:table-cell table:formula="of:=([.D10]-[.D9])*60/([.C10]-[.C9])" office:value-type="float" office:value="692.307692307692" calcext:value-type="float">
            <text:p>692.31</text:p>
          </table:table-cell>
          <table:table-cell/>
          <table:table-cell table:formula="of:=[.D10]*(60/[.C10])" office:value-type="float" office:value="407.547169811321" calcext:value-type="float">
            <text:p>40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([.A11] - [.$A$7])+([.B11]/60)" office:value-type="float" office:value="5.33333333333333" calcext:value-type="float">
            <text:p>5.33</text:p>
          </table:table-cell>
          <table:table-cell table:style-name="ce23" office:value-type="float" office:value="40" calcext:value-type="float">
            <text:p>40</text:p>
          </table:table-cell>
          <table:table-cell/>
          <table:table-cell table:formula="of:=([.D11]-[.D10])*60/([.C11]-[.C10])" office:value-type="float" office:value="654.545454545455" calcext:value-type="float">
            <text:p>654.55</text:p>
          </table:table-cell>
          <table:table-cell/>
          <table:table-cell table:formula="of:=[.D11]*(60/[.C11])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([.A12] - [.$A$7])+([.B12]/60)" office:value-type="float" office:value="6.58333333333333" calcext:value-type="float">
            <text:p>6.58</text:p>
          </table:table-cell>
          <table:table-cell table:style-name="ce23" office:value-type="float" office:value="50" calcext:value-type="float">
            <text:p>50</text:p>
          </table:table-cell>
          <table:table-cell/>
          <table:table-cell table:formula="of:=([.D12]-[.D11])*60/([.C12]-[.C11])" office:value-type="float" office:value="480" calcext:value-type="float">
            <text:p>480.00</text:p>
          </table:table-cell>
          <table:table-cell/>
          <table:table-cell table:formula="of:=[.D12]*(60/[.C12])" office:value-type="float" office:value="455.696202531646" calcext:value-type="float">
            <text:p>45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table:formula="of:=([.A13] - [.$A$7])+([.B13]/60)" office:value-type="float" office:value="8.36666666666667" calcext:value-type="float">
            <text:p>8.37</text:p>
          </table:table-cell>
          <table:table-cell table:style-name="ce23" office:value-type="float" office:value="60" calcext:value-type="float">
            <text:p>60</text:p>
          </table:table-cell>
          <table:table-cell/>
          <table:table-cell table:formula="of:=([.D13]-[.D12])*60/([.C13]-[.C12])" office:value-type="float" office:value="336.448598130841" calcext:value-type="float">
            <text:p>336.45</text:p>
          </table:table-cell>
          <table:table-cell/>
          <table:table-cell table:formula="of:=[.D13]*(60/[.C13])" office:value-type="float" office:value="430.278884462151" calcext:value-type="float">
            <text:p>43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([.A14] - [.$A$7])+([.B14]/60)" office:value-type="float" office:value="10.0666666666667" calcext:value-type="float">
            <text:p>10.07</text:p>
          </table:table-cell>
          <table:table-cell table:style-name="ce23" office:value-type="float" office:value="70" calcext:value-type="float">
            <text:p>70</text:p>
          </table:table-cell>
          <table:table-cell/>
          <table:table-cell table:formula="of:=([.D14]-[.D13])*60/([.C14]-[.C13])" office:value-type="float" office:value="352.941176470588" calcext:value-type="float">
            <text:p>352.94</text:p>
          </table:table-cell>
          <table:table-cell/>
          <table:table-cell table:formula="of:=[.D14]*(60/[.C14])" office:value-type="float" office:value="417.218543046358" calcext:value-type="float">
            <text:p>41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([.A15] - [.$A$7])+([.B15]/60)" office:value-type="float" office:value="12.0333333333333" calcext:value-type="float">
            <text:p>12.03</text:p>
          </table:table-cell>
          <table:table-cell table:style-name="ce23" office:value-type="float" office:value="80" calcext:value-type="float">
            <text:p>80</text:p>
          </table:table-cell>
          <table:table-cell/>
          <table:table-cell table:formula="of:=([.D15]-[.D14])*60/([.C15]-[.C14])" office:value-type="float" office:value="305.084745762712" calcext:value-type="float">
            <text:p>305.08</text:p>
          </table:table-cell>
          <table:table-cell/>
          <table:table-cell table:formula="of:=[.D15]*(60/[.C15])" office:value-type="float" office:value="398.891966759003" calcext:value-type="float">
            <text:p>39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([.A16] - [.$A$7])+([.B16]/60)" office:value-type="float" office:value="13.8833333333333" calcext:value-type="float">
            <text:p>13.88</text:p>
          </table:table-cell>
          <table:table-cell table:style-name="ce23" office:value-type="float" office:value="90" calcext:value-type="float">
            <text:p>90</text:p>
          </table:table-cell>
          <table:table-cell/>
          <table:table-cell table:formula="of:=([.D16]-[.D15])*60/([.C16]-[.C15])" office:value-type="float" office:value="324.324324324324" calcext:value-type="float">
            <text:p>324.32</text:p>
          </table:table-cell>
          <table:table-cell/>
          <table:table-cell table:formula="of:=[.D16]*(60/[.C16])" office:value-type="float" office:value="388.955582232893" calcext:value-type="float">
            <text:p>38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table:formula="of:=([.A17] - [.$A$7])+([.B17]/60)" office:value-type="float" office:value="15.3833333333333" calcext:value-type="float">
            <text:p>15.38</text:p>
          </table:table-cell>
          <table:table-cell table:style-name="ce23" office:value-type="float" office:value="100" calcext:value-type="float">
            <text:p>100</text:p>
          </table:table-cell>
          <table:table-cell/>
          <table:table-cell table:formula="of:=([.D17]-[.D16])*60/([.C17]-[.C16])" office:value-type="float" office:value="400" calcext:value-type="float">
            <text:p>400.00</text:p>
          </table:table-cell>
          <table:table-cell table:formula="of:=AVERAGE([.F8:.$F17])" office:value-type="float" office:value="426.632868327093" calcext:value-type="float">
            <text:p>426.63</text:p>
          </table:table-cell>
          <table:table-cell table:formula="of:=[.D17]*(60/[.C17])" office:value-type="float" office:value="390.032502708559" calcext:value-type="float">
            <text:p>39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formula="of:=([.A18] - [.$A$7])+([.B18]/60)" office:value-type="float" office:value="16.7166666666667" calcext:value-type="float">
            <text:p>16.72</text:p>
          </table:table-cell>
          <table:table-cell table:style-name="ce23" office:value-type="float" office:value="110" calcext:value-type="float">
            <text:p>110</text:p>
          </table:table-cell>
          <table:table-cell/>
          <table:table-cell table:formula="of:=([.D18]-[.D17])*60/([.C18]-[.C17])" office:value-type="float" office:value="450" calcext:value-type="float">
            <text:p>450.00</text:p>
          </table:table-cell>
          <table:table-cell table:formula="of:=AVERAGE([.F9:.$F18])" office:value-type="float" office:value="444.565199154161" calcext:value-type="float">
            <text:p>444.57</text:p>
          </table:table-cell>
          <table:table-cell table:formula="of:=[.D18]*(60/[.C18])" office:value-type="float" office:value="394.81555333998" calcext:value-type="float">
            <text:p>39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formula="of:=([.A19] - [.$A$7])+([.B19]/60)" office:value-type="float" office:value="18.4166666666667" calcext:value-type="float">
            <text:p>18.42</text:p>
          </table:table-cell>
          <table:table-cell table:style-name="ce23" office:value-type="float" office:value="120" calcext:value-type="float">
            <text:p>120</text:p>
          </table:table-cell>
          <table:table-cell/>
          <table:table-cell table:formula="of:=([.D19]-[.D18])*60/([.C19]-[.C18])" office:value-type="float" office:value="352.941176470588" calcext:value-type="float">
            <text:p>352.94</text:p>
          </table:table-cell>
          <table:table-cell table:formula="of:=AVERAGE([.F10:.$F19])" office:value-type="float" office:value="434.85931680122" calcext:value-type="float">
            <text:p>434.86</text:p>
          </table:table-cell>
          <table:table-cell table:formula="of:=[.D19]*(60/[.C19])" office:value-type="float" office:value="390.950226244344" calcext:value-type="float">
            <text:p>39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formula="of:=([.A20] - [.$A$7])+([.B20]/60)" office:value-type="float" office:value="19.5833333333333" calcext:value-type="float">
            <text:p>19.58</text:p>
          </table:table-cell>
          <table:table-cell table:style-name="ce23" office:value-type="float" office:value="130" calcext:value-type="float">
            <text:p>130</text:p>
          </table:table-cell>
          <table:table-cell/>
          <table:table-cell table:formula="of:=([.D20]-[.D19])*60/([.C20]-[.C19])" office:value-type="float" office:value="514.285714285715" calcext:value-type="float">
            <text:p>514.29</text:p>
          </table:table-cell>
          <table:table-cell table:formula="of:=AVERAGE([.F11:.$F20])" office:value-type="float" office:value="417.057118999022" calcext:value-type="float">
            <text:p>417.06</text:p>
          </table:table-cell>
          <table:table-cell table:formula="of:=[.D20]*(60/[.C20])" office:value-type="float" office:value="398.297872340426" calcext:value-type="float">
            <text:p>39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([.A21] - [.$A$7])+([.B21]/60)" office:value-type="float" office:value="20.85" calcext:value-type="float">
            <text:p>20.85</text:p>
          </table:table-cell>
          <table:table-cell table:style-name="ce23" office:value-type="float" office:value="140" calcext:value-type="float">
            <text:p>140</text:p>
          </table:table-cell>
          <table:table-cell/>
          <table:table-cell table:formula="of:=([.D21]-[.D20])*60/([.C21]-[.C20])" office:value-type="float" office:value="473.684210526315" calcext:value-type="float">
            <text:p>473.68</text:p>
          </table:table-cell>
          <table:table-cell table:formula="of:=AVERAGE([.F12:.$F21])" office:value-type="float" office:value="398.970994597108" calcext:value-type="float">
            <text:p>398.97</text:p>
          </table:table-cell>
          <table:table-cell table:formula="of:=[.D21]*(60/[.C21])" office:value-type="float" office:value="402.877697841727" calcext:value-type="float">
            <text:p>40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([.A22] - [.$A$7])+([.B22]/60)" office:value-type="float" office:value="22.05" calcext:value-type="float">
            <text:p>22.05</text:p>
          </table:table-cell>
          <table:table-cell table:style-name="ce23" office:value-type="float" office:value="150" calcext:value-type="float">
            <text:p>150</text:p>
          </table:table-cell>
          <table:table-cell/>
          <table:table-cell table:formula="of:=([.D22]-[.D21])*60/([.C22]-[.C21])" office:value-type="float" office:value="500" calcext:value-type="float">
            <text:p>500.00</text:p>
          </table:table-cell>
          <table:table-cell table:formula="of:=AVERAGE([.F13:.$F22])" office:value-type="float" office:value="400.970994597108" calcext:value-type="float">
            <text:p>400.97</text:p>
          </table:table-cell>
          <table:table-cell table:formula="of:=[.D22]*(60/[.C22])" office:value-type="float" office:value="408.163265306122" calcext:value-type="float">
            <text:p>40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formula="of:=([.A23] - [.$A$7])+([.B23]/60)" office:value-type="float" office:value="23.3833333333333" calcext:value-type="float">
            <text:p>23.38</text:p>
          </table:table-cell>
          <table:table-cell table:style-name="ce23" office:value-type="float" office:value="160" calcext:value-type="float">
            <text:p>160</text:p>
          </table:table-cell>
          <table:table-cell/>
          <table:table-cell table:formula="of:=([.D23]-[.D22])*60/([.C23]-[.C22])" office:value-type="float" office:value="450" calcext:value-type="float">
            <text:p>450.00</text:p>
          </table:table-cell>
          <table:table-cell table:formula="of:=AVERAGE([.F14:.$F23])" office:value-type="float" office:value="412.326134784024" calcext:value-type="float">
            <text:p>412.33</text:p>
          </table:table-cell>
          <table:table-cell table:formula="of:=[.D23]*(60/[.C23])" office:value-type="float" office:value="410.548823948681" calcext:value-type="float">
            <text:p>41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table:formula="of:=([.A24] - [.$A$7])+([.B24]/60)" office:value-type="float" office:value="24.4666666666667" calcext:value-type="float">
            <text:p>24.47</text:p>
          </table:table-cell>
          <table:table-cell table:style-name="ce23" office:value-type="float" office:value="170" calcext:value-type="float">
            <text:p>170</text:p>
          </table:table-cell>
          <table:table-cell/>
          <table:table-cell table:formula="of:=([.D24]-[.D23])*60/([.C24]-[.C23])" office:value-type="float" office:value="553.846153846154" calcext:value-type="float">
            <text:p>553.85</text:p>
          </table:table-cell>
          <table:table-cell table:formula="of:=AVERAGE([.F15:.$F24])" office:value-type="float" office:value="432.416632521581" calcext:value-type="float">
            <text:p>432.42</text:p>
          </table:table-cell>
          <table:table-cell table:formula="of:=[.D24]*(60/[.C24])" office:value-type="float" office:value="416.893732970027" calcext:value-type="float">
            <text:p>41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formula="of:=([.A25] - [.$A$7])+([.B25]/60)" office:value-type="float" office:value="25.6833333333333" calcext:value-type="float">
            <text:p>25.68</text:p>
          </table:table-cell>
          <table:table-cell table:style-name="ce23" office:value-type="float" office:value="180" calcext:value-type="float">
            <text:p>180</text:p>
          </table:table-cell>
          <table:table-cell/>
          <table:table-cell table:formula="of:=([.D25]-[.D24])*60/([.C25]-[.C24])" office:value-type="float" office:value="493.150684931506" calcext:value-type="float">
            <text:p>493.15</text:p>
          </table:table-cell>
          <table:table-cell table:formula="of:=AVERAGE([.F16:.$F25])" office:value-type="float" office:value="451.22322643846" calcext:value-type="float">
            <text:p>451.22</text:p>
          </table:table-cell>
          <table:table-cell table:formula="of:=[.D25]*(60/[.C25])" office:value-type="float" office:value="420.506164828034" calcext:value-type="float">
            <text:p>42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table:formula="of:=([.A26] - [.$A$7])+([.B26]/60)" office:value-type="float" office:value="26.5666666666667" calcext:value-type="float">
            <text:p>26.57</text:p>
          </table:table-cell>
          <table:table-cell table:style-name="ce23" office:value-type="float" office:value="190" calcext:value-type="float">
            <text:p>190</text:p>
          </table:table-cell>
          <table:table-cell/>
          <table:table-cell table:formula="of:=([.D26]-[.D25])*60/([.C26]-[.C25])" office:value-type="float" office:value="679.245283018868" calcext:value-type="float">
            <text:p>679.25</text:p>
          </table:table-cell>
          <table:table-cell table:formula="of:=AVERAGE([.F17:.$F26])" office:value-type="float" office:value="486.715322307915" calcext:value-type="float">
            <text:p>486.72</text:p>
          </table:table-cell>
          <table:table-cell table:formula="of:=[.D26]*(60/[.C26])" office:value-type="float" office:value="429.109159347553" calcext:value-type="float">
            <text:p>42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formula="of:=([.A27] - [.$A$7])+([.B27]/60)" office:value-type="float" office:value="27.1833333333333" calcext:value-type="float">
            <text:p>27.18</text:p>
          </table:table-cell>
          <table:table-cell table:style-name="ce23" office:value-type="float" office:value="200" calcext:value-type="float">
            <text:p>200</text:p>
          </table:table-cell>
          <table:table-cell/>
          <table:table-cell table:formula="of:=([.D27]-[.D26])*60/([.C27]-[.C26])" office:value-type="float" office:value="972.972972972972" calcext:value-type="float">
            <text:p>972.97</text:p>
          </table:table-cell>
          <table:table-cell table:formula="of:=AVERAGE([.F18:.$F27])" office:value-type="float" office:value="544.012619605212" calcext:value-type="float">
            <text:p>544.01</text:p>
          </table:table-cell>
          <table:table-cell table:formula="of:=[.D27]*(60/[.C27])" office:value-type="float" office:value="441.446965052115" calcext:value-type="float">
            <text:p>44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table:formula="of:=([.A28] - [.$A$7])+([.B28]/60)" office:value-type="float" office:value="28.8166666666667" calcext:value-type="float">
            <text:p>28.82</text:p>
          </table:table-cell>
          <table:table-cell table:style-name="ce23" office:value-type="float" office:value="210" calcext:value-type="float">
            <text:p>210</text:p>
          </table:table-cell>
          <table:table-cell/>
          <table:table-cell table:formula="of:=([.D28]-[.D27])*60/([.C28]-[.C27])" office:value-type="float" office:value="367.34693877551" calcext:value-type="float">
            <text:p>367.35</text:p>
          </table:table-cell>
          <table:table-cell table:formula="of:=AVERAGE([.F19:.$F28])" office:value-type="float" office:value="535.747313482763" calcext:value-type="float">
            <text:p>535.75</text:p>
          </table:table-cell>
          <table:table-cell table:formula="of:=[.D28]*(60/[.C28])" office:value-type="float" office:value="437.246963562753" calcext:value-type="float">
            <text:p>43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formula="of:=([.A29] - [.$A$7])+([.B29]/60)" office:value-type="float" office:value="30.2833333333333" calcext:value-type="float">
            <text:p>30.28</text:p>
          </table:table-cell>
          <table:table-cell table:style-name="ce23" office:value-type="float" office:value="220" calcext:value-type="float">
            <text:p>220</text:p>
          </table:table-cell>
          <table:table-cell/>
          <table:table-cell table:formula="of:=([.D29]-[.D28])*60/([.C29]-[.C28])" office:value-type="float" office:value="409.090909090909" calcext:value-type="float">
            <text:p>409.09</text:p>
          </table:table-cell>
          <table:table-cell table:formula="of:=AVERAGE([.F20:.$F29])" office:value-type="float" office:value="541.362286744795" calcext:value-type="float">
            <text:p>541.36</text:p>
          </table:table-cell>
          <table:table-cell table:formula="of:=[.D29]*(60/[.C29])" office:value-type="float" office:value="435.883324160704" calcext:value-type="float">
            <text:p>43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([.A30] - [.$A$7])+([.B30]/60)" office:value-type="float" office:value="31.8333333333333" calcext:value-type="float">
            <text:p>31.83</text:p>
          </table:table-cell>
          <table:table-cell table:style-name="ce23" office:value-type="float" office:value="230" calcext:value-type="float">
            <text:p>230</text:p>
          </table:table-cell>
          <table:table-cell/>
          <table:table-cell table:formula="of:=([.D30]-[.D29])*60/([.C30]-[.C29])" office:value-type="float" office:value="387.096774193549" calcext:value-type="float">
            <text:p>387.10</text:p>
          </table:table-cell>
          <table:table-cell table:formula="of:=AVERAGE([.F21:.$F30])" office:value-type="float" office:value="528.643392735578" calcext:value-type="float">
            <text:p>528.64</text:p>
          </table:table-cell>
          <table:table-cell table:formula="of:=[.D30]*(60/[.C30])" office:value-type="float" office:value="433.507853403141" calcext:value-type="float">
            <text:p>43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table:formula="of:=([.A31] - [.$A$7])+([.B31]/60)" office:value-type="float" office:value="32.95" calcext:value-type="float">
            <text:p>32.95</text:p>
          </table:table-cell>
          <table:table-cell table:style-name="ce23" office:value-type="float" office:value="240" calcext:value-type="float">
            <text:p>240</text:p>
          </table:table-cell>
          <table:table-cell/>
          <table:table-cell table:formula="of:=([.D31]-[.D30])*60/([.C31]-[.C30])" office:value-type="float" office:value="537.313432835819" calcext:value-type="float">
            <text:p>537.31</text:p>
          </table:table-cell>
          <table:table-cell table:formula="of:=AVERAGE([.F22:.$F31])" office:value-type="float" office:value="535.006314966529" calcext:value-type="float">
            <text:p>535.01</text:p>
          </table:table-cell>
          <table:table-cell table:formula="of:=[.D31]*(60/[.C31])" office:value-type="float" office:value="437.025796661608" calcext:value-type="float">
            <text:p>43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([.A32] - [.$A$7])+([.B32]/60)" office:value-type="float" office:value="34.1333333333333" calcext:value-type="float">
            <text:p>34.13</text:p>
          </table:table-cell>
          <table:table-cell table:style-name="ce23" office:value-type="float" office:value="250" calcext:value-type="float">
            <text:p>250</text:p>
          </table:table-cell>
          <table:table-cell/>
          <table:table-cell table:formula="of:=([.D32]-[.D31])*60/([.C32]-[.C31])" office:value-type="float" office:value="507.042253521128" calcext:value-type="float">
            <text:p>507.04</text:p>
          </table:table-cell>
          <table:table-cell table:formula="of:=AVERAGE([.F23:.$F32])" office:value-type="float" office:value="535.710540318642" calcext:value-type="float">
            <text:p>535.71</text:p>
          </table:table-cell>
          <table:table-cell table:formula="of:=[.D32]*(60/[.C32])" office:value-type="float" office:value="439.453125" calcext:value-type="float">
            <text:p>43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formula="of:=([.A33] - [.$A$7])+([.B33]/60)" office:value-type="float" office:value="36.2333333333333" calcext:value-type="float">
            <text:p>36.23</text:p>
          </table:table-cell>
          <table:table-cell table:style-name="ce23" office:value-type="float" office:value="260" calcext:value-type="float">
            <text:p>260</text:p>
          </table:table-cell>
          <table:table-cell table:style-name="ce26"/>
          <table:table-cell table:formula="of:=([.D33]-[.D32])*60/([.C33]-[.C32])" office:value-type="float" office:value="285.714285714285" calcext:value-type="float">
            <text:p>285.71</text:p>
          </table:table-cell>
          <table:table-cell table:formula="of:=AVERAGE([.F24:.$F33])" office:value-type="float" office:value="519.28196889007" calcext:value-type="float">
            <text:p>519.28</text:p>
          </table:table-cell>
          <table:table-cell table:formula="of:=[.D33]*(60/[.C33])" office:value-type="float" office:value="430.542778288868" calcext:value-type="float">
            <text:p>43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table:formula="of:=([.A34] - [.$A$7])+([.B34]/60)" office:value-type="float" office:value="37.5" calcext:value-type="float">
            <text:p>37.50</text:p>
          </table:table-cell>
          <table:table-cell table:style-name="ce23" office:value-type="float" office:value="270" calcext:value-type="float">
            <text:p>270</text:p>
          </table:table-cell>
          <table:table-cell table:style-name="ce26"/>
          <table:table-cell table:formula="of:=([.D34]-[.D33])*60/([.C34]-[.C33])" office:value-type="float" office:value="473.684210526316" calcext:value-type="float">
            <text:p>473.68</text:p>
          </table:table-cell>
          <table:table-cell table:formula="of:=AVERAGE([.F25:.$F34])" office:value-type="float" office:value="511.265774558086" calcext:value-type="float">
            <text:p>511.27</text:p>
          </table:table-cell>
          <table:table-cell table:formula="of:=[.D34]*(60/[.C34])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([.A35] - [.$A$7])+([.B35]/60)" office:value-type="float" office:value="39.2" calcext:value-type="float">
            <text:p>39.20</text:p>
          </table:table-cell>
          <table:table-cell table:style-name="ce23" office:value-type="float" office:value="280" calcext:value-type="float">
            <text:p>280</text:p>
          </table:table-cell>
          <table:table-cell table:style-name="ce26"/>
          <table:table-cell table:formula="of:=([.D35]-[.D34])*60/([.C35]-[.C34])" office:value-type="float" office:value="352.941176470588" calcext:value-type="float">
            <text:p>352.94</text:p>
          </table:table-cell>
          <table:table-cell table:formula="of:=AVERAGE([.F26:.$F35])" office:value-type="float" office:value="497.244823711994" calcext:value-type="float">
            <text:p>497.24</text:p>
          </table:table-cell>
          <table:table-cell table:formula="of:=[.D35]*(60/[.C35])" office:value-type="float" office:value="428.571428571429" calcext:value-type="float">
            <text:p>42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formula="of:=([.A36] - [.$A$7])+([.B36]/60)" office:value-type="float" office:value="40.8333333333333" calcext:value-type="float">
            <text:p>40.83</text:p>
          </table:table-cell>
          <table:table-cell table:style-name="ce23" office:value-type="float" office:value="290" calcext:value-type="float">
            <text:p>290</text:p>
          </table:table-cell>
          <table:table-cell table:style-name="ce26"/>
          <table:table-cell table:formula="of:=([.D36]-[.D35])*60/([.C36]-[.C35])" office:value-type="float" office:value="367.34693877551" calcext:value-type="float">
            <text:p>367.35</text:p>
          </table:table-cell>
          <table:table-cell table:formula="of:=AVERAGE([.F27:.$F36])" office:value-type="float" office:value="466.054989287659" calcext:value-type="float">
            <text:p>466.05</text:p>
          </table:table-cell>
          <table:table-cell table:formula="of:=[.D36]*(60/[.C36])" office:value-type="float" office:value="426.122448979592" calcext:value-type="float">
            <text:p>42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table:formula="of:=([.A37] - [.$A$7])+([.B37]/60)" office:value-type="float" office:value="42.2166666666667" calcext:value-type="float">
            <text:p>42.22</text:p>
          </table:table-cell>
          <table:table-cell table:style-name="ce23" office:value-type="float" office:value="300" calcext:value-type="float">
            <text:p>300</text:p>
          </table:table-cell>
          <table:table-cell/>
          <table:table-cell table:formula="of:=([.D37]-[.D36])*60/([.C37]-[.C36])" office:value-type="float" office:value="433.734939759036" calcext:value-type="float">
            <text:p>433.73</text:p>
          </table:table-cell>
          <table:table-cell table:formula="of:=AVERAGE([.F28:.$F37])" office:value-type="float" office:value="412.131185966265" calcext:value-type="float">
            <text:p>412.13</text:p>
          </table:table-cell>
          <table:table-cell table:formula="of:=[.D37]*(60/[.C37])" office:value-type="float" office:value="426.371891038295" calcext:value-type="float">
            <text:p>42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table:formula="of:=([.A38] - [.$A$7])+([.B38]/60)" office:value-type="float" office:value="43.8333333333333" calcext:value-type="float">
            <text:p>43.83</text:p>
          </table:table-cell>
          <table:table-cell table:style-name="ce23" office:value-type="float" office:value="310" calcext:value-type="float">
            <text:p>310</text:p>
          </table:table-cell>
          <table:table-cell/>
          <table:table-cell table:formula="of:=([.D38]-[.D37])*60/([.C38]-[.C37])" office:value-type="float" office:value="371.134020618557" calcext:value-type="float">
            <text:p>371.13</text:p>
          </table:table-cell>
          <table:table-cell table:formula="of:=AVERAGE([.F29:.$F38])" office:value-type="float" office:value="412.50989415057" calcext:value-type="float">
            <text:p>412.51</text:p>
          </table:table-cell>
          <table:table-cell table:formula="of:=[.D38]*(60/[.C38])" office:value-type="float" office:value="424.334600760456" calcext:value-type="float">
            <text:p>42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formula="of:=([.A39] - [.$A$7])+([.B39]/60)" office:value-type="float" office:value="44.9333333333333" calcext:value-type="float">
            <text:p>44.93</text:p>
          </table:table-cell>
          <table:table-cell table:style-name="ce23" office:value-type="float" office:value="320" calcext:value-type="float">
            <text:p>320</text:p>
          </table:table-cell>
          <table:table-cell/>
          <table:table-cell table:formula="of:=([.D39]-[.D38])*60/([.C39]-[.C38])" office:value-type="float" office:value="545.454545454548" calcext:value-type="float">
            <text:p>545.45</text:p>
          </table:table-cell>
          <table:table-cell table:formula="of:=AVERAGE([.F30:.$F39])" office:value-type="float" office:value="426.146257786934" calcext:value-type="float">
            <text:p>426.15</text:p>
          </table:table-cell>
          <table:table-cell table:formula="of:=[.D39]*(60/[.C39])" office:value-type="float" office:value="427.299703264095" calcext:value-type="float">
            <text:p>42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table:formula="of:=([.A40] - [.$A$7])+([.B40]/60)" office:value-type="float" office:value="45.9166666666667" calcext:value-type="float">
            <text:p>45.92</text:p>
          </table:table-cell>
          <table:table-cell table:style-name="ce23" office:value-type="float" office:value="330" calcext:value-type="float">
            <text:p>330</text:p>
          </table:table-cell>
          <table:table-cell/>
          <table:table-cell table:formula="of:=([.D40]-[.D39])*60/([.C40]-[.C39])" office:value-type="float" office:value="610.169491525423" calcext:value-type="float">
            <text:p>610.17</text:p>
          </table:table-cell>
          <table:table-cell table:formula="of:=AVERAGE([.F31:.$F40])" office:value-type="float" office:value="448.453529520121" calcext:value-type="float">
            <text:p>448.45</text:p>
          </table:table-cell>
          <table:table-cell table:formula="of:=[.D40]*(60/[.C40])" office:value-type="float" office:value="431.215970961888" calcext:value-type="float">
            <text:p>43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table:formula="of:=([.A41] - [.$A$7])+([.B41]/60)" office:value-type="float" office:value="47.6" calcext:value-type="float">
            <text:p>47.60</text:p>
          </table:table-cell>
          <table:table-cell table:style-name="ce23" office:value-type="float" office:value="340" calcext:value-type="float">
            <text:p>340</text:p>
          </table:table-cell>
          <table:table-cell/>
          <table:table-cell table:formula="of:=([.D41]-[.D40])*60/([.C41]-[.C40])" office:value-type="float" office:value="356.435643564356" calcext:value-type="float">
            <text:p>356.44</text:p>
          </table:table-cell>
          <table:table-cell table:formula="of:=AVERAGE([.F32:.$F41])" office:value-type="float" office:value="430.365750592975" calcext:value-type="float">
            <text:p>430.37</text:p>
          </table:table-cell>
          <table:table-cell table:formula="of:=[.D41]*(60/[.C41])" office:value-type="float" office:value="428.571428571429" calcext:value-type="float">
            <text:p>42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table:formula="of:=([.A42] - [.$A$7])+([.B42]/60)" office:value-type="float" office:value="48.7333333333333" calcext:value-type="float">
            <text:p>48.73</text:p>
          </table:table-cell>
          <table:table-cell table:style-name="ce23" office:value-type="float" office:value="350" calcext:value-type="float">
            <text:p>350</text:p>
          </table:table-cell>
          <table:table-cell/>
          <table:table-cell table:formula="of:=([.D42]-[.D41])*60/([.C42]-[.C41])" office:value-type="float" office:value="529.411764705883" calcext:value-type="float">
            <text:p>529.41</text:p>
          </table:table-cell>
          <table:table-cell table:formula="of:=AVERAGE([.F33:.$F42])" office:value-type="float" office:value="432.60270171145" calcext:value-type="float">
            <text:p>432.60</text:p>
          </table:table-cell>
          <table:table-cell table:formula="of:=[.D42]*(60/[.C42])" office:value-type="float" office:value="430.916552667579" calcext:value-type="float">
            <text:p>43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formula="of:=([.A43] - [.$A$7])+([.B43]/60)" office:value-type="float" office:value="50.1166666666667" calcext:value-type="float">
            <text:p>50.12</text:p>
          </table:table-cell>
          <table:table-cell table:style-name="ce23" office:value-type="float" office:value="360" calcext:value-type="float">
            <text:p>360</text:p>
          </table:table-cell>
          <table:table-cell/>
          <table:table-cell table:formula="of:=([.D43]-[.D42])*60/([.C43]-[.C42])" office:value-type="float" office:value="433.734939759036" calcext:value-type="float">
            <text:p>433.73</text:p>
          </table:table-cell>
          <table:table-cell table:formula="of:=AVERAGE([.F34:.$F43])" office:value-type="float" office:value="447.404767115925" calcext:value-type="float">
            <text:p>447.40</text:p>
          </table:table-cell>
          <table:table-cell table:formula="of:=[.D43]*(60/[.C43])" office:value-type="float" office:value="430.994346524776" calcext:value-type="float">
            <text:p>43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formula="of:=([.A44] - [.$A$7])+([.B44]/60)" office:value-type="float" office:value="51.0333333333333" calcext:value-type="float">
            <text:p>51.03</text:p>
          </table:table-cell>
          <table:table-cell table:style-name="ce23" office:value-type="float" office:value="370" calcext:value-type="float">
            <text:p>370</text:p>
          </table:table-cell>
          <table:table-cell/>
          <table:table-cell table:formula="of:=([.D44]-[.D43])*60/([.C44]-[.C43])" office:value-type="float" office:value="654.545454545456" calcext:value-type="float">
            <text:p>654.55</text:p>
          </table:table-cell>
          <table:table-cell table:formula="of:=AVERAGE([.F35:.$F44])" office:value-type="float" office:value="465.490891517839" calcext:value-type="float">
            <text:p>465.49</text:p>
          </table:table-cell>
          <table:table-cell table:formula="of:=[.D44]*(60/[.C44])" office:value-type="float" office:value="435.009797517962" calcext:value-type="float">
            <text:p>43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table:formula="of:=([.A45] - [.$A$7])+([.B45]/60)" office:value-type="float" office:value="52.9166666666667" calcext:value-type="float">
            <text:p>52.92</text:p>
          </table:table-cell>
          <table:table-cell table:style-name="ce23" office:value-type="float" office:value="380" calcext:value-type="float">
            <text:p>380</text:p>
          </table:table-cell>
          <table:table-cell/>
          <table:table-cell table:formula="of:=([.D45]-[.D44])*60/([.C45]-[.C44])" office:value-type="float" office:value="318.58407079646" calcext:value-type="float">
            <text:p>318.58</text:p>
          </table:table-cell>
          <table:table-cell table:formula="of:=AVERAGE([.F36:.$F45])" office:value-type="float" office:value="462.055180950427" calcext:value-type="float">
            <text:p>462.06</text:p>
          </table:table-cell>
          <table:table-cell table:formula="of:=[.D45]*(60/[.C45])" office:value-type="float" office:value="430.866141732284" calcext:value-type="float">
            <text:p>43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table:formula="of:=([.A46] - [.$A$7])+([.B46]/60)" office:value-type="float" office:value="54.35" calcext:value-type="float">
            <text:p>54.35</text:p>
          </table:table-cell>
          <table:table-cell table:style-name="ce23" office:value-type="float" office:value="390" calcext:value-type="float">
            <text:p>390</text:p>
          </table:table-cell>
          <table:table-cell/>
          <table:table-cell table:formula="of:=([.D46]-[.D45])*60/([.C46]-[.C45])" office:value-type="float" office:value="418.60465116279" calcext:value-type="float">
            <text:p>418.60</text:p>
          </table:table-cell>
          <table:table-cell table:formula="of:=AVERAGE([.F37:.$F46])" office:value-type="float" office:value="467.180952189155" calcext:value-type="float">
            <text:p>467.18</text:p>
          </table:table-cell>
          <table:table-cell table:formula="of:=[.D46]*(60/[.C46])" office:value-type="float" office:value="430.542778288868" calcext:value-type="float">
            <text:p>43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table:formula="of:=([.A47] - [.$A$7])+([.B47]/60)" office:value-type="float" office:value="55.3166666666667" calcext:value-type="float">
            <text:p>55.32</text:p>
          </table:table-cell>
          <table:table-cell table:style-name="ce23" office:value-type="float" office:value="400" calcext:value-type="float">
            <text:p>400</text:p>
          </table:table-cell>
          <table:table-cell/>
          <table:table-cell table:formula="of:=([.D47]-[.D46])*60/([.C47]-[.C46])" office:value-type="float" office:value="620.689655172413" calcext:value-type="float">
            <text:p>620.69</text:p>
          </table:table-cell>
          <table:table-cell table:formula="of:=AVERAGE([.F38:.$F47])" office:value-type="float" office:value="485.876423730492" calcext:value-type="float">
            <text:p>485.88</text:p>
          </table:table-cell>
          <table:table-cell table:formula="of:=[.D47]*(60/[.C47])" office:value-type="float" office:value="433.865622175354" calcext:value-type="float">
            <text:p>43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([.A48] - [.$A$7])+([.B48]/60)" office:value-type="float" office:value="56.1666666666667" calcext:value-type="float">
            <text:p>56.17</text:p>
          </table:table-cell>
          <table:table-cell table:style-name="ce23" office:value-type="float" office:value="410" calcext:value-type="float">
            <text:p>410</text:p>
          </table:table-cell>
          <table:table-cell/>
          <table:table-cell table:formula="of:=([.D48]-[.D47])*60/([.C48]-[.C47])" office:value-type="float" office:value="705.882352941181" calcext:value-type="float">
            <text:p>705.88</text:p>
          </table:table-cell>
          <table:table-cell table:formula="of:=AVERAGE([.F39:.$F48])" office:value-type="float" office:value="519.351256962755" calcext:value-type="float">
            <text:p>519.35</text:p>
          </table:table-cell>
          <table:table-cell table:formula="of:=[.D48]*(60/[.C48])" office:value-type="float" office:value="437.982195845697" calcext:value-type="float">
            <text:p>43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([.A49] - [.$A$7])+([.B49]/60)" office:value-type="float" office:value="58.1" calcext:value-type="float">
            <text:p>58.10</text:p>
          </table:table-cell>
          <table:table-cell table:style-name="ce23" office:value-type="float" office:value="420" calcext:value-type="float">
            <text:p>420</text:p>
          </table:table-cell>
          <table:table-cell/>
          <table:table-cell table:formula="of:=([.D49]-[.D48])*60/([.C49]-[.C48])" office:value-type="float" office:value="310.344827586206" calcext:value-type="float">
            <text:p>310.34</text:p>
          </table:table-cell>
          <table:table-cell table:formula="of:=AVERAGE([.F40:.$F49])" office:value-type="float" office:value="495.84028517592" calcext:value-type="float">
            <text:p>495.84</text:p>
          </table:table-cell>
          <table:table-cell table:formula="of:=[.D49]*(60/[.C49])" office:value-type="float" office:value="433.734939759036" calcext:value-type="float">
            <text:p>43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table:formula="of:=([.A50] - [.$A$7])+([.B50]/60)" office:value-type="float" office:value="59.3333333333333" calcext:value-type="float">
            <text:p>59.33</text:p>
          </table:table-cell>
          <table:table-cell table:style-name="ce23" office:value-type="float" office:value="430" calcext:value-type="float">
            <text:p>430</text:p>
          </table:table-cell>
          <table:table-cell/>
          <table:table-cell table:formula="of:=([.D50]-[.D49])*60/([.C50]-[.C49])" office:value-type="float" office:value="486.486486486486" calcext:value-type="float">
            <text:p>486.49</text:p>
          </table:table-cell>
          <table:table-cell table:formula="of:=AVERAGE([.F41:.$F50])" office:value-type="float" office:value="483.471984672027" calcext:value-type="float">
            <text:p>483.47</text:p>
          </table:table-cell>
          <table:table-cell table:formula="of:=[.D50]*(60/[.C50])" office:value-type="float" office:value="434.831460674157" calcext:value-type="float">
            <text:p>43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formula="of:=([.A51] - [.$A$7])+([.B51]/60)" office:value-type="float" office:value="60.4333333333333" calcext:value-type="float">
            <text:p>60.43</text:p>
          </table:table-cell>
          <table:table-cell table:style-name="ce23" office:value-type="float" office:value="436" calcext:value-type="float">
            <text:p>436</text:p>
          </table:table-cell>
          <table:table-cell/>
          <table:table-cell table:formula="of:=([.D51]-[.D50])*60/([.C51]-[.C50])" office:value-type="float" office:value="327.272727272729" calcext:value-type="float">
            <text:p>327.27</text:p>
          </table:table-cell>
          <table:table-cell table:formula="of:=AVERAGE([.F42:.$F51])" office:value-type="float" office:value="480.555693042864" calcext:value-type="float">
            <text:p>480.56</text:p>
          </table:table-cell>
          <table:table-cell table:formula="of:=[.D51]*(60/[.C51])" office:value-type="float" office:value="432.873690016547" calcext:value-type="float">
            <text:p>433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float" office:value="450" calcext:value-type="float">
            <text:p>450</text:p>
          </table:table-cell>
          <table:table-cell/>
          <table:table-cell table:formula="of:=([.D52]-[.D51])*60/([.C52]-[.C51])" office:value-type="float" office:value="-13.8996138996139" calcext:value-type="float">
            <text:p>-13.90</text:p>
          </table:table-cell>
          <table:table-cell table:formula="of:=AVERAGE([.F43:.$F52])" office:value-type="float" office:value="426.224555182314" calcext:value-type="float">
            <text:p>426.22</text:p>
          </table:table-cell>
          <table:table-cell table:formula="of:=[.D52]*(60/[.C5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float" office:value="460" calcext:value-type="float">
            <text:p>460</text:p>
          </table:table-cell>
          <table:table-cell/>
          <table:table-cell table:formula="of:=([.D53]-[.D52])*60/([.C53]-[.C52])" office:value-type="string" office:string-value="" calcext:value-type="error">
            <text:p>#DIV/0!</text:p>
          </table:table-cell>
          <table:table-cell table:formula="of:=AVERAGE([.F44:.$F53])" office:value-type="string" office:string-value="" calcext:value-type="error">
            <text:p>#DIV/0!</text:p>
          </table:table-cell>
          <table:table-cell table:formula="of:=[.D53]*(60/[.C5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float" office:value="470" calcext:value-type="float">
            <text:p>470</text:p>
          </table:table-cell>
          <table:table-cell/>
          <table:table-cell table:formula="of:=([.D54]-[.D53])*60/([.C54]-[.C53])" office:value-type="string" office:string-value="" calcext:value-type="error">
            <text:p>#DIV/0!</text:p>
          </table:table-cell>
          <table:table-cell table:formula="of:=AVERAGE([.F45:.$F54])" office:value-type="string" office:string-value="" calcext:value-type="error">
            <text:p>#DIV/0!</text:p>
          </table:table-cell>
          <table:table-cell table:formula="of:=[.D54]*(60/[.C5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float" office:value="480" calcext:value-type="float">
            <text:p>480</text:p>
          </table:table-cell>
          <table:table-cell/>
          <table:table-cell table:formula="of:=([.D55]-[.D54])*60/([.C55]-[.C54])" office:value-type="string" office:string-value="" calcext:value-type="error">
            <text:p>#DIV/0!</text:p>
          </table:table-cell>
          <table:table-cell table:formula="of:=AVERAGE([.F46:.$F55])" office:value-type="string" office:string-value="" calcext:value-type="error">
            <text:p>#DIV/0!</text:p>
          </table:table-cell>
          <table:table-cell table:formula="of:=[.D55]*(60/[.C5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float" office:value="490" calcext:value-type="float">
            <text:p>490</text:p>
          </table:table-cell>
          <table:table-cell/>
          <table:table-cell table:formula="of:=([.D56]-[.D55])*60/([.C56]-[.C55])" office:value-type="string" office:string-value="" calcext:value-type="error">
            <text:p>#DIV/0!</text:p>
          </table:table-cell>
          <table:table-cell table:formula="of:=AVERAGE([.F47:.$F56])" office:value-type="string" office:string-value="" calcext:value-type="error">
            <text:p>#DIV/0!</text:p>
          </table:table-cell>
          <table:table-cell table:formula="of:=[.D56]*(60/[.C5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float" office:value="500" calcext:value-type="float">
            <text:p>500</text:p>
          </table:table-cell>
          <table:table-cell/>
          <table:table-cell table:formula="of:=([.D57]-[.D56])*60/([.C57]-[.C56])" office:value-type="string" office:string-value="" calcext:value-type="error">
            <text:p>#DIV/0!</text:p>
          </table:table-cell>
          <table:table-cell table:formula="of:=AVERAGE([.F48:.$F57])" office:value-type="string" office:string-value="" calcext:value-type="error">
            <text:p>#DIV/0!</text:p>
          </table:table-cell>
          <table:table-cell table:formula="of:=[.D57]*(60/[.C5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0" calcext:value-type="float">
            <text:p>510</text:p>
          </table:table-cell>
          <table:table-cell/>
          <table:table-cell table:formula="of:=([.D58]-[.D57])*60/([.C58]-[.C57])" office:value-type="string" office:string-value="" calcext:value-type="error">
            <text:p>#DIV/0!</text:p>
          </table:table-cell>
          <table:table-cell table:formula="of:=AVERAGE([.F49:.$F58])" office:value-type="string" office:string-value="" calcext:value-type="error">
            <text:p>#DIV/0!</text:p>
          </table:table-cell>
          <table:table-cell table:formula="of:=[.D58]*(60/[.C5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0" calcext:value-type="float">
            <text:p>520</text:p>
          </table:table-cell>
          <table:table-cell/>
          <table:table-cell table:formula="of:=([.D59]-[.D58])*60/([.C59]-[.C58])" office:value-type="string" office:string-value="" calcext:value-type="error">
            <text:p>#DIV/0!</text:p>
          </table:table-cell>
          <table:table-cell table:formula="of:=AVERAGE([.F50:.$F59])" office:value-type="string" office:string-value="" calcext:value-type="error">
            <text:p>#DIV/0!</text:p>
          </table:table-cell>
          <table:table-cell table:formula="of:=[.D59]*(60/[.C5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float" office:value="530" calcext:value-type="float">
            <text:p>530</text:p>
          </table:table-cell>
          <table:table-cell/>
          <table:table-cell table:formula="of:=([.D60]-[.D59])*60/([.C60]-[.C59])" office:value-type="string" office:string-value="" calcext:value-type="error">
            <text:p>#DIV/0!</text:p>
          </table:table-cell>
          <table:table-cell table:formula="of:=AVERAGE([.F51:.$F60])" office:value-type="string" office:string-value="" calcext:value-type="error">
            <text:p>#DIV/0!</text:p>
          </table:table-cell>
          <table:table-cell table:formula="of:=[.D60]*(60/[.C6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540" calcext:value-type="float">
            <text:p>540</text:p>
          </table:table-cell>
          <table:table-cell/>
          <table:table-cell table:formula="of:=([.D61]-[.D60])*60/([.C61]-[.C60])" office:value-type="string" office:string-value="" calcext:value-type="error">
            <text:p>#DIV/0!</text:p>
          </table:table-cell>
          <table:table-cell table:formula="of:=AVERAGE([.F52:.$F61])" office:value-type="string" office:string-value="" calcext:value-type="error">
            <text:p>#DIV/0!</text:p>
          </table:table-cell>
          <table:table-cell table:formula="of:=[.D61]*(60/[.C6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/>
          <table:table-cell table:formula="of:=([.D62]-[.D61])*60/([.C62]-[.C61])" office:value-type="string" office:string-value="" calcext:value-type="error">
            <text:p>#DIV/0!</text:p>
          </table:table-cell>
          <table:table-cell table:formula="of:=AVERAGE([.F53:.$F62])" office:value-type="string" office:string-value="" calcext:value-type="error">
            <text:p>#DIV/0!</text:p>
          </table:table-cell>
          <table:table-cell table:formula="of:=[.D62]*(60/[.C6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0" calcext:value-type="float">
            <text:p>560</text:p>
          </table:table-cell>
          <table:table-cell/>
          <table:table-cell table:formula="of:=([.D63]-[.D62])*60/([.C63]-[.C62])" office:value-type="string" office:string-value="" calcext:value-type="error">
            <text:p>#DIV/0!</text:p>
          </table:table-cell>
          <table:table-cell table:formula="of:=AVERAGE([.F54:.$F63])" office:value-type="string" office:string-value="" calcext:value-type="error">
            <text:p>#DIV/0!</text:p>
          </table:table-cell>
          <table:table-cell table:formula="of:=[.D63]*(60/[.C6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570" calcext:value-type="float">
            <text:p>570</text:p>
          </table:table-cell>
          <table:table-cell/>
          <table:table-cell table:formula="of:=([.D64]-[.D63])*60/([.C64]-[.C63])" office:value-type="string" office:string-value="" calcext:value-type="error">
            <text:p>#DIV/0!</text:p>
          </table:table-cell>
          <table:table-cell table:formula="of:=AVERAGE([.F55:.$F64])" office:value-type="string" office:string-value="" calcext:value-type="error">
            <text:p>#DIV/0!</text:p>
          </table:table-cell>
          <table:table-cell table:formula="of:=[.D64]*(60/[.C6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0" calcext:value-type="float">
            <text:p>580</text:p>
          </table:table-cell>
          <table:table-cell/>
          <table:table-cell table:formula="of:=([.D65]-[.D64])*60/([.C65]-[.C64])" office:value-type="string" office:string-value="" calcext:value-type="error">
            <text:p>#DIV/0!</text:p>
          </table:table-cell>
          <table:table-cell table:formula="of:=AVERAGE([.F56:.$F65])" office:value-type="string" office:string-value="" calcext:value-type="error">
            <text:p>#DIV/0!</text:p>
          </table:table-cell>
          <table:table-cell table:formula="of:=[.D65]*(60/[.C6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style-name="ce23" office:value-type="float" office:value="590" calcext:value-type="float">
            <text:p>590</text:p>
          </table:table-cell>
          <table:table-cell/>
          <table:table-cell table:formula="of:=([.D66]-[.D65])*60/([.C66]-[.C65])" office:value-type="string" office:string-value="" calcext:value-type="error">
            <text:p>#DIV/0!</text:p>
          </table:table-cell>
          <table:table-cell table:formula="of:=AVERAGE([.F57:.$F66])" office:value-type="string" office:string-value="" calcext:value-type="error">
            <text:p>#DIV/0!</text:p>
          </table:table-cell>
          <table:table-cell table:formula="of:=[.D66]*(60/[.C6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/>
          <table:table-cell table:formula="of:=([.D67]-[.D66])*60/([.C67]-[.C66])" office:value-type="string" office:string-value="" calcext:value-type="error">
            <text:p>#DIV/0!</text:p>
          </table:table-cell>
          <table:table-cell table:formula="of:=AVERAGE([.F58:.$F67])" office:value-type="string" office:string-value="" calcext:value-type="error">
            <text:p>#DIV/0!</text:p>
          </table:table-cell>
          <table:table-cell table:formula="of:=[.D67]*(60/[.C6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610" calcext:value-type="float">
            <text:p>610</text:p>
          </table:table-cell>
          <table:table-cell/>
          <table:table-cell table:formula="of:=([.D68]-[.D67])*60/([.C68]-[.C67])" office:value-type="string" office:string-value="" calcext:value-type="error">
            <text:p>#DIV/0!</text:p>
          </table:table-cell>
          <table:table-cell table:formula="of:=AVERAGE([.F59:.$F68])" office:value-type="string" office:string-value="" calcext:value-type="error">
            <text:p>#DIV/0!</text:p>
          </table:table-cell>
          <table:table-cell table:formula="of:=[.D68]*(60/[.C6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620" calcext:value-type="float">
            <text:p>620</text:p>
          </table:table-cell>
          <table:table-cell/>
          <table:table-cell table:formula="of:=([.D69]-[.D68])*60/([.C69]-[.C68])" office:value-type="string" office:string-value="" calcext:value-type="error">
            <text:p>#DIV/0!</text:p>
          </table:table-cell>
          <table:table-cell table:formula="of:=AVERAGE([.F60:.$F69])" office:value-type="string" office:string-value="" calcext:value-type="error">
            <text:p>#DIV/0!</text:p>
          </table:table-cell>
          <table:table-cell table:formula="of:=[.D69]*(60/[.C6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630" calcext:value-type="float">
            <text:p>630</text:p>
          </table:table-cell>
          <table:table-cell/>
          <table:table-cell table:formula="of:=([.D70]-[.D69])*60/([.C70]-[.C69])" office:value-type="string" office:string-value="" calcext:value-type="error">
            <text:p>#DIV/0!</text:p>
          </table:table-cell>
          <table:table-cell table:formula="of:=AVERAGE([.F61:.$F70])" office:value-type="string" office:string-value="" calcext:value-type="error">
            <text:p>#DIV/0!</text:p>
          </table:table-cell>
          <table:table-cell table:formula="of:=[.D70]*(60/[.C7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640" calcext:value-type="float">
            <text:p>640</text:p>
          </table:table-cell>
          <table:table-cell/>
          <table:table-cell table:formula="of:=([.D71]-[.D70])*60/([.C71]-[.C70])" office:value-type="string" office:string-value="" calcext:value-type="error">
            <text:p>#DIV/0!</text:p>
          </table:table-cell>
          <table:table-cell table:formula="of:=AVERAGE([.F62:.$F71])" office:value-type="string" office:string-value="" calcext:value-type="error">
            <text:p>#DIV/0!</text:p>
          </table:table-cell>
          <table:table-cell table:formula="of:=[.D71]*(60/[.C7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0" calcext:value-type="float">
            <text:p>650</text:p>
          </table:table-cell>
          <table:table-cell/>
          <table:table-cell table:formula="of:=([.D72]-[.D71])*60/([.C72]-[.C71])" office:value-type="string" office:string-value="" calcext:value-type="error">
            <text:p>#DIV/0!</text:p>
          </table:table-cell>
          <table:table-cell table:formula="of:=AVERAGE([.F63:.$F72])" office:value-type="string" office:string-value="" calcext:value-type="error">
            <text:p>#DIV/0!</text:p>
          </table:table-cell>
          <table:table-cell table:formula="of:=[.D72]*(60/[.C7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660" calcext:value-type="float">
            <text:p>660</text:p>
          </table:table-cell>
          <table:table-cell/>
          <table:table-cell table:formula="of:=([.D73]-[.D72])*60/([.C73]-[.C72])" office:value-type="string" office:string-value="" calcext:value-type="error">
            <text:p>#DIV/0!</text:p>
          </table:table-cell>
          <table:table-cell table:formula="of:=AVERAGE([.F64:.$F73])" office:value-type="string" office:string-value="" calcext:value-type="error">
            <text:p>#DIV/0!</text:p>
          </table:table-cell>
          <table:table-cell table:formula="of:=[.D73]*(60/[.C7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670" calcext:value-type="float">
            <text:p>670</text:p>
          </table:table-cell>
          <table:table-cell/>
          <table:table-cell table:formula="of:=([.D74]-[.D73])*60/([.C74]-[.C73])" office:value-type="string" office:string-value="" calcext:value-type="error">
            <text:p>#DIV/0!</text:p>
          </table:table-cell>
          <table:table-cell table:formula="of:=AVERAGE([.F65:.$F74])" office:value-type="string" office:string-value="" calcext:value-type="error">
            <text:p>#DIV/0!</text:p>
          </table:table-cell>
          <table:table-cell table:formula="of:=[.D74]*(60/[.C7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0" calcext:value-type="float">
            <text:p>680</text:p>
          </table:table-cell>
          <table:table-cell/>
          <table:table-cell table:formula="of:=([.D75]-[.D74])*60/([.C75]-[.C74])" office:value-type="string" office:string-value="" calcext:value-type="error">
            <text:p>#DIV/0!</text:p>
          </table:table-cell>
          <table:table-cell table:formula="of:=AVERAGE([.F66:.$F75])" office:value-type="string" office:string-value="" calcext:value-type="error">
            <text:p>#DIV/0!</text:p>
          </table:table-cell>
          <table:table-cell table:formula="of:=[.D75]*(60/[.C7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0" calcext:value-type="float">
            <text:p>690</text:p>
          </table:table-cell>
          <table:table-cell/>
          <table:table-cell table:formula="of:=([.D76]-[.D75])*60/([.C76]-[.C75])" office:value-type="string" office:string-value="" calcext:value-type="error">
            <text:p>#DIV/0!</text:p>
          </table:table-cell>
          <table:table-cell table:formula="of:=AVERAGE([.F67:.$F76])" office:value-type="string" office:string-value="" calcext:value-type="error">
            <text:p>#DIV/0!</text:p>
          </table:table-cell>
          <table:table-cell table:formula="of:=[.D76]*(60/[.C7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/>
          <table:table-cell table:formula="of:=([.D77]-[.D76])*60/([.C77]-[.C76])" office:value-type="string" office:string-value="" calcext:value-type="error">
            <text:p>#DIV/0!</text:p>
          </table:table-cell>
          <table:table-cell table:formula="of:=AVERAGE([.F68:.$F77])" office:value-type="string" office:string-value="" calcext:value-type="error">
            <text:p>#DIV/0!</text:p>
          </table:table-cell>
          <table:table-cell table:formula="of:=[.D77]*(60/[.C7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0" calcext:value-type="float">
            <text:p>710</text:p>
          </table:table-cell>
          <table:table-cell/>
          <table:table-cell table:formula="of:=([.D78]-[.D77])*60/([.C78]-[.C77])" office:value-type="string" office:string-value="" calcext:value-type="error">
            <text:p>#DIV/0!</text:p>
          </table:table-cell>
          <table:table-cell table:formula="of:=AVERAGE([.F69:.$F78])" office:value-type="string" office:string-value="" calcext:value-type="error">
            <text:p>#DIV/0!</text:p>
          </table:table-cell>
          <table:table-cell table:formula="of:=[.D78]*(60/[.C7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0" calcext:value-type="float">
            <text:p>720</text:p>
          </table:table-cell>
          <table:table-cell/>
          <table:table-cell table:formula="of:=([.D79]-[.D78])*60/([.C79]-[.C78])" office:value-type="string" office:string-value="" calcext:value-type="error">
            <text:p>#DIV/0!</text:p>
          </table:table-cell>
          <table:table-cell table:formula="of:=AVERAGE([.F70:.$F79])" office:value-type="string" office:string-value="" calcext:value-type="error">
            <text:p>#DIV/0!</text:p>
          </table:table-cell>
          <table:table-cell table:formula="of:=[.D79]*(60/[.C7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730" calcext:value-type="float">
            <text:p>730</text:p>
          </table:table-cell>
          <table:table-cell/>
          <table:table-cell table:formula="of:=([.D80]-[.D79])*60/([.C80]-[.C79])" office:value-type="string" office:string-value="" calcext:value-type="error">
            <text:p>#DIV/0!</text:p>
          </table:table-cell>
          <table:table-cell table:formula="of:=AVERAGE([.F71:.$F80])" office:value-type="string" office:string-value="" calcext:value-type="error">
            <text:p>#DIV/0!</text:p>
          </table:table-cell>
          <table:table-cell table:formula="of:=[.D80]*(60/[.C8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740" calcext:value-type="float">
            <text:p>740</text:p>
          </table:table-cell>
          <table:table-cell/>
          <table:table-cell table:formula="of:=([.D81]-[.D80])*60/([.C81]-[.C80])" office:value-type="string" office:string-value="" calcext:value-type="error">
            <text:p>#DIV/0!</text:p>
          </table:table-cell>
          <table:table-cell table:formula="of:=AVERAGE([.F72:.$F81])" office:value-type="string" office:string-value="" calcext:value-type="error">
            <text:p>#DIV/0!</text:p>
          </table:table-cell>
          <table:table-cell table:formula="of:=[.D81]*(60/[.C8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0" calcext:value-type="float">
            <text:p>750</text:p>
          </table:table-cell>
          <table:table-cell/>
          <table:table-cell table:formula="of:=([.D82]-[.D81])*60/([.C82]-[.C81])" office:value-type="string" office:string-value="" calcext:value-type="error">
            <text:p>#DIV/0!</text:p>
          </table:table-cell>
          <table:table-cell table:formula="of:=AVERAGE([.F73:.$F82])" office:value-type="string" office:string-value="" calcext:value-type="error">
            <text:p>#DIV/0!</text:p>
          </table:table-cell>
          <table:table-cell table:formula="of:=[.D82]*(60/[.C8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0" calcext:value-type="float">
            <text:p>760</text:p>
          </table:table-cell>
          <table:table-cell/>
          <table:table-cell table:formula="of:=([.D83]-[.D82])*60/([.C83]-[.C82])" office:value-type="string" office:string-value="" calcext:value-type="error">
            <text:p>#DIV/0!</text:p>
          </table:table-cell>
          <table:table-cell table:formula="of:=AVERAGE([.F74:.$F83])" office:value-type="string" office:string-value="" calcext:value-type="error">
            <text:p>#DIV/0!</text:p>
          </table:table-cell>
          <table:table-cell table:formula="of:=[.D83]*(60/[.C8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770" calcext:value-type="float">
            <text:p>770</text:p>
          </table:table-cell>
          <table:table-cell/>
          <table:table-cell table:formula="of:=([.D84]-[.D83])*60/([.C84]-[.C83])" office:value-type="string" office:string-value="" calcext:value-type="error">
            <text:p>#DIV/0!</text:p>
          </table:table-cell>
          <table:table-cell table:formula="of:=AVERAGE([.F75:.$F84])" office:value-type="string" office:string-value="" calcext:value-type="error">
            <text:p>#DIV/0!</text:p>
          </table:table-cell>
          <table:table-cell table:formula="of:=[.D84]*(60/[.C8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780" calcext:value-type="float">
            <text:p>780</text:p>
          </table:table-cell>
          <table:table-cell/>
          <table:table-cell table:formula="of:=([.D85]-[.D84])*60/([.C85]-[.C84])" office:value-type="string" office:string-value="" calcext:value-type="error">
            <text:p>#DIV/0!</text:p>
          </table:table-cell>
          <table:table-cell table:formula="of:=AVERAGE([.F76:.$F85])" office:value-type="string" office:string-value="" calcext:value-type="error">
            <text:p>#DIV/0!</text:p>
          </table:table-cell>
          <table:table-cell table:formula="of:=[.D85]*(60/[.C8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office:value-type="float" office:value="790" calcext:value-type="float">
            <text:p>790</text:p>
          </table:table-cell>
          <table:table-cell/>
          <table:table-cell table:formula="of:=([.D86]-[.D85])*60/([.C86]-[.C85])" office:value-type="string" office:string-value="" calcext:value-type="error">
            <text:p>#DIV/0!</text:p>
          </table:table-cell>
          <table:table-cell table:formula="of:=AVERAGE([.F77:.$F86])" office:value-type="string" office:string-value="" calcext:value-type="error">
            <text:p>#DIV/0!</text:p>
          </table:table-cell>
          <table:table-cell table:formula="of:=[.D86]*(60/[.C8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<text:s/></text:p>
          </table:table-cell>
          <table:table-cell/>
        </table:table-row>
        <table:table-row table:style-name="ro1" table:number-rows-repeated="7"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 table:number-rows-repeated="7">
          <table:table-cell table:style-name="Default" table:number-columns-repeated="2"/>
          <table:table-cell/>
          <table:table-cell table:style-name="ce23"/>
          <table:table-cell table:style-name="ce28" table:number-columns-repeated="3"/>
          <table:table-cell table:number-columns-repeated="2"/>
        </table:table-row>
        <table:table-row table:style-name="ro1" table:number-rows-repeated="8">
          <table:table-cell table:style-name="Default" table:number-columns-repeated="2"/>
          <table:table-cell table:style-name="ce28"/>
          <table:table-cell/>
          <table:table-cell table:style-name="ce28"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/>
          <table:table-cell table:style-name="ce2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8"/>
          <table:table-cell/>
          <table:table-cell table:style-name="ce28"/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hronTime</text:p>
          </table:table-cell>
          <table:table-cell office:value-type="string" calcext:value-type="string">
            <text:p>Number Minutes</text:p>
          </table:table-cell>
          <table:table-cell table:style-name="Default" office:value-type="string" calcext:value-type="string">
            <text:p>Trafiic Number</text:p>
          </table:table-cell>
          <table:table-cell table:style-name="ce28"/>
          <table:table-cell table:style-name="ce28" office:value-type="string" calcext:value-type="string">
            <text:p>Vehicles per hour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28" office:value-type="float" office:value="10.5" calcext:value-type="float">
            <text:p>10.5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1" calcext:value-type="float">
            <text:p>11.00</text:p>
          </table:table-cell>
          <table:table-cell table:style-name="Default"/>
          <table:table-cell table:style-name="ce28"/>
          <table:table-cell table:style-name="ce28" table:formula="of:=([.E117]-[.E116])*([.D117]-[.D116])" office:value-type="float" office:value="0" calcext:value-type="float">
            <text:p>0.0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2" calcext:value-type="float">
            <text:p>12.0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3" calcext:value-type="float">
            <text:p>13.0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 table:number-rows-repeated="15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</table:table>
      <table:table table:name="Traffic flow charts" table:style-name="ta1">
        <table:shapes>
          <draw:frame draw:z-index="0" draw:style-name="gr1" draw:text-style-name="P1" svg:width="269.51mm" svg:height="169.46mm" svg:x="81.95mm" svg:y="5.85mm">
            <draw:object draw:notify-on-update-of-ranges="'Traffic Flow Readings'.C7:'Traffic Flow Readings'.C86 'Traffic Flow Readings'.F3:'Traffic Flow Readings'.F3 'Traffic Flow Readings'.F7:'Traffic Flow Readings'.F86 'Traffic Flow Readings'.C7:'Traffic Flow Readings'.C86 'Traffic Flow Readings'.G3:'Traffic Flow Readings'.G3 'Traffic Flow Readings'.G7:'Traffic Flow Readings'.G8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0.62mm" svg:height="193.63mm" svg:x="73.71mm" svg:y="202.93mm">
            <draw:object draw:notify-on-update-of-ranges="'Traffic Flow Readings'.F3:'Traffic Flow Readings'.F3 'Traffic Flow Readings'.F6:'Traffic Flow Readings'.F86 'Traffic Flow Readings'.H3:'Traffic Flow Readings'.H3 'Traffic Flow Readings'.H6:'Traffic Flow Readings'.H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raffic Flow Readings'.D22:'Traffic Flow Readings'.D10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6:29:11.141943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23:35.691635252</meta:creation-date>
    <dc:date>2019-05-11T16:32:22.936053568</dc:date>
    <meta:editing-duration>PT5H59M7S</meta:editing-duration>
    <meta:editing-cycles>53</meta:editing-cycles>
    <meta:generator>LibreOffice/6.1.5.2$Linux_X86_64 LibreOffice_project/10$Build-2</meta:generator>
    <meta:document-statistic meta:table-count="2" meta:cell-count="4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minimum="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bf0041" svg:stroke-opacity="95%" draw:fill-color="#bf0041" draw:opacity="9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63cm" svg:height="19.364cm" xlink:href=".." xlink:type="simple" chart:class="chart:line" chart:style-name="ch1">
        <chart:title svg:x="4.465cm" svg:y="0.497cm" chart:style-name="ch2">
          <text:p>Vehicles per Hour - OL3   Oldham Test Site - Pre-Rush Our 16:30 to to 18:15pm 19/2/2019</text:p>
        </chart:title>
        <chart:subtitle svg:x="10.934cm" svg:y="1.689cm" chart:style-name="ch3">
          <text:p>10 vehicle interval, for 1 hour.</text:p>
        </chart:subtitle>
        <chart:legend svg:x="4.519cm" svg:y="2.372cm" style:legend-expansion="custom" chartooo:width="6.856cm" chartooo:height="4.179cm" style:legend-expansion-aspect-ratio="1.64058387173965" chart:style-name="ch4"/>
        <chart:plot-area chart:style-name="ch5" table:cell-range-address="'Traffic Flow Readings'.F3:'Traffic Flow Readings'.F3 'Traffic Flow Readings'.F6:'Traffic Flow Readings'.F86 'Traffic Flow Readings'.H3:'Traffic Flow Readings'.H3 'Traffic Flow Readings'.H6:'Traffic Flow Readings'.H86" chart:data-source-has-labels="row" svg:x="1.552cm" svg:y="2.759cm" svg:width="24.97cm" svg:height="15.237cm">
          <chartooo:coordinate-region svg:x="2.359cm" svg:y="2.958cm" svg:width="23.838cm" svg:height="14.246cm"/>
          <chart:axis chart:dimension="x" chart:name="primary-x" chart:style-name="ch6">
            <chart:title svg:x="12.882cm" svg:y="18.383cm" chart:style-name="ch7">
              <text:p>Ten cars count </text:p>
            </chart:title>
          </chart:axis>
          <chart:axis chart:dimension="y" chart:name="primary-y" chart:style-name="ch8">
            <chart:title svg:x="0.451cm" svg:y="13.424cm" chart:style-name="ch9">
              <text:p>Vehicles per Hour ( for each 10 car batch)</text:p>
            </chart:title>
            <chart:grid chart:style-name="ch10" chart:class="major"/>
          </chart:axis>
          <chart:series chart:style-name="ch11" chart:values-cell-range-address="'Traffic Flow Readings'.F6:'Traffic Flow Readings'.F86" chart:label-cell-address="'Traffic Flow Readings'.F3:'Traffic Flow Readings'.F3" chart:class="chart:line">
            <chart:data-point chart:repeated="81"/>
          </chart:series>
          <chart:series chart:style-name="ch12" chart:values-cell-range-address="'Traffic Flow Readings'.H6:'Traffic Flow Readings'.H86" chart:label-cell-address="'Traffic Flow Readings'.H3:'Traffic Flow Readings'.H3" chart:class="chart:line">
            <chart:data-point chart:repeated="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Vehicles Per Hour</text:p>
                <draw:g>
                  <svg:desc>'Traffic Flow Readings'.H3:'Traffic Flow Readings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raffic Flow Readings'.F6:'Traffic Flow Readings'.F86</svg:desc>
                </draw:g>
              </table:table-cell>
              <table:table-cell office:value-type="float" office:value="NaN">
                <text:p>NaN</text:p>
                <draw:g>
                  <svg:desc>'Traffic Flow Readings'.H6:'Traffic Flow Readings'.H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.676691729323">
                <text:p>270.676691729323</text:p>
              </table:table-cell>
              <table:table-cell office:value-type="float" office:value="270.676691729323">
                <text:p>270.676691729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0">
                <text:p>450</text:p>
              </table:table-cell>
              <table:table-cell office:value-type="float" office:value="338.028169014085">
                <text:p>338.028169014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407.547169811321">
                <text:p>407.547169811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4.545454545455">
                <text:p>654.54545454545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">
                <text:p>480</text:p>
              </table:table-cell>
              <table:table-cell office:value-type="float" office:value="455.696202531646">
                <text:p>455.696202531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6.448598130841">
                <text:p>336.448598130841</text:p>
              </table:table-cell>
              <table:table-cell office:value-type="float" office:value="430.278884462151">
                <text:p>430.278884462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417.218543046358">
                <text:p>417.218543046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.084745762712">
                <text:p>305.084745762712</text:p>
              </table:table-cell>
              <table:table-cell office:value-type="float" office:value="398.891966759003">
                <text:p>398.891966759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388.955582232893">
                <text:p>388.9555822328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390.032502708559">
                <text:p>390.032502708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394.81555333998">
                <text:p>394.81555333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390.950226244344">
                <text:p>390.950226244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4.285714285715">
                <text:p>514.285714285715</text:p>
              </table:table-cell>
              <table:table-cell office:value-type="float" office:value="398.297872340426">
                <text:p>398.297872340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3.684210526315">
                <text:p>473.684210526315</text:p>
              </table:table-cell>
              <table:table-cell office:value-type="float" office:value="402.877697841727">
                <text:p>402.877697841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408.163265306122">
                <text:p>408.1632653061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">
                <text:p>450</text:p>
              </table:table-cell>
              <table:table-cell office:value-type="float" office:value="410.548823948681">
                <text:p>410.548823948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3.846153846154">
                <text:p>553.846153846154</text:p>
              </table:table-cell>
              <table:table-cell office:value-type="float" office:value="416.893732970027">
                <text:p>416.8937329700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3.150684931506">
                <text:p>493.150684931506</text:p>
              </table:table-cell>
              <table:table-cell office:value-type="float" office:value="420.506164828034">
                <text:p>420.5061648280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9.245283018868">
                <text:p>679.245283018868</text:p>
              </table:table-cell>
              <table:table-cell office:value-type="float" office:value="429.109159347553">
                <text:p>429.1091593475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2.972972972972">
                <text:p>972.972972972972</text:p>
              </table:table-cell>
              <table:table-cell office:value-type="float" office:value="441.446965052115">
                <text:p>441.446965052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437.246963562753">
                <text:p>437.2469635627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9.090909090909">
                <text:p>409.090909090909</text:p>
              </table:table-cell>
              <table:table-cell office:value-type="float" office:value="435.883324160704">
                <text:p>435.8833241607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433.507853403141">
                <text:p>433.507853403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7.313432835819">
                <text:p>537.313432835819</text:p>
              </table:table-cell>
              <table:table-cell office:value-type="float" office:value="437.025796661608">
                <text:p>437.0257966616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7.042253521128">
                <text:p>507.042253521128</text:p>
              </table:table-cell>
              <table:table-cell office:value-type="float" office:value="439.453125">
                <text:p>439.45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5.714285714285">
                <text:p>285.714285714285</text:p>
              </table:table-cell>
              <table:table-cell office:value-type="float" office:value="430.542778288868">
                <text:p>430.5427782888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428.571428571429">
                <text:p>428.571428571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426.122448979592">
                <text:p>426.1224489795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426.371891038295">
                <text:p>426.371891038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1.134020618557">
                <text:p>371.134020618557</text:p>
              </table:table-cell>
              <table:table-cell office:value-type="float" office:value="424.334600760456">
                <text:p>424.334600760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.454545454548">
                <text:p>545.454545454548</text:p>
              </table:table-cell>
              <table:table-cell office:value-type="float" office:value="427.299703264095">
                <text:p>427.2997032640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0.169491525423">
                <text:p>610.169491525423</text:p>
              </table:table-cell>
              <table:table-cell office:value-type="float" office:value="431.215970961888">
                <text:p>431.2159709618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6.435643564356">
                <text:p>356.435643564356</text:p>
              </table:table-cell>
              <table:table-cell office:value-type="float" office:value="428.571428571429">
                <text:p>428.5714285714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9.411764705883">
                <text:p>529.411764705883</text:p>
              </table:table-cell>
              <table:table-cell office:value-type="float" office:value="430.916552667579">
                <text:p>430.916552667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430.994346524776">
                <text:p>430.9943465247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4.545454545456">
                <text:p>654.545454545456</text:p>
              </table:table-cell>
              <table:table-cell office:value-type="float" office:value="435.009797517962">
                <text:p>435.0097975179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8.58407079646">
                <text:p>318.58407079646</text:p>
              </table:table-cell>
              <table:table-cell office:value-type="float" office:value="430.866141732284">
                <text:p>430.8661417322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8.60465116279">
                <text:p>418.60465116279</text:p>
              </table:table-cell>
              <table:table-cell office:value-type="float" office:value="430.542778288868">
                <text:p>430.5427782888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0.689655172413">
                <text:p>620.689655172413</text:p>
              </table:table-cell>
              <table:table-cell office:value-type="float" office:value="433.865622175354">
                <text:p>433.865622175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5.882352941181">
                <text:p>705.882352941181</text:p>
              </table:table-cell>
              <table:table-cell office:value-type="float" office:value="437.982195845697">
                <text:p>437.9821958456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0.344827586206">
                <text:p>310.344827586206</text:p>
              </table:table-cell>
              <table:table-cell office:value-type="float" office:value="433.734939759036">
                <text:p>433.734939759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434.831460674157">
                <text:p>434.8314606741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7.272727272729">
                <text:p>327.272727272729</text:p>
              </table:table-cell>
              <table:table-cell office:value-type="float" office:value="432.873690016547">
                <text:p>432.8736900165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8996138996139">
                <text:p>-13.8996138996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minimum="0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52cm" svg:height="16.947cm" xlink:href=".." xlink:type="simple" chart:class="chart:scatter" chart:style-name="ch1">
        <chart:title svg:x="11.594cm" svg:y="0.474cm" chart:style-name="ch2">
          <text:p>Vehicles Per Hour</text:p>
        </chart:title>
        <chart:subtitle svg:x="9.093cm" svg:y="1.591cm" chart:style-name="ch3">
          <text:p>Oldham Test Site -  16:30 to to 17:30pm 10/5/2019
</text:p>
        </chart:subtitle>
        <chart:legend svg:x="5.673cm" svg:y="3.509cm" style:legend-expansion="custom" chartooo:width="6.486cm" chartooo:height="2.043cm" style:legend-expansion-aspect-ratio="3.17474302496329" chart:style-name="ch4"/>
        <chart:plot-area chart:style-name="ch5" table:cell-range-address="'Traffic Flow Readings'.C7:'Traffic Flow Readings'.C86 'Traffic Flow Readings'.F3:'Traffic Flow Readings'.G3 'Traffic Flow Readings'.F7:'Traffic Flow Readings'.G86" chart:data-source-has-labels="row" svg:x="1.55cm" svg:y="3.062cm" svg:width="24.863cm" svg:height="12.566cm">
          <chartooo:coordinate-region svg:x="2.833cm" svg:y="3.261cm" svg:width="22.97cm" svg:height="11.72cm"/>
          <chart:axis chart:dimension="x" chart:name="primary-x" chart:style-name="ch6">
            <chart:title svg:x="13.183cm" svg:y="15.966cm" chart:style-name="ch7">
              <text:p>Time Mins</text:p>
            </chart:title>
          </chart:axis>
          <chart:axis chart:dimension="y" chart:name="primary-y" chart:style-name="ch8">
            <chart:title svg:x="0.451cm" svg:y="10.699cm" chart:style-name="ch9">
              <text:p>Vehicles per Hour</text:p>
            </chart:title>
            <chart:grid chart:style-name="ch10" chart:class="major"/>
          </chart:axis>
          <chart:series chart:style-name="ch11" chart:values-cell-range-address="'Traffic Flow Readings'.F7:'Traffic Flow Readings'.F86" chart:label-cell-address="'Traffic Flow Readings'.F3:'Traffic Flow Readings'.F3" chart:class="chart:scatter">
            <chart:domain table:cell-range-address="'Traffic Flow Readings'.C7:'Traffic Flow Readings'.C86"/>
            <chart:data-point chart:repeated="80"/>
          </chart:series>
          <chart:series chart:style-name="ch12" chart:values-cell-range-address="'Traffic Flow Readings'.G7:'Traffic Flow Readings'.G86" chart:label-cell-address="'Traffic Flow Readings'.G3:'Traffic Flow Readings'.G3" chart:class="chart:scatte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100 Vehicle Average VPH</text:p>
                <draw:g>
                  <svg:desc>'Traffic Flow Readings'.G3:'Traffic Flow Readings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ffic Flow Readings'.C7:'Traffic Flow Readings'.C86</svg:desc>
                </draw:g>
              </table:table-cell>
              <table:table-cell office:value-type="float" office:value="NaN">
                <text:p>NaN</text:p>
                <draw:g>
                  <svg:desc>'Traffic Flow Readings'.F7:'Traffic Flow Readings'.F86</svg:desc>
                </draw:g>
              </table:table-cell>
              <table:table-cell office:value-type="float" office:value="NaN">
                <text:p>NaN</text:p>
                <draw:g>
                  <svg:desc>'Traffic Flow Readings'.G7:'Traffic Flow Readings'.G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1666666666667">
                <text:p>2.21666666666667</text:p>
              </table:table-cell>
              <table:table-cell office:value-type="float" office:value="270.676691729323">
                <text:p>270.676691729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5">
                <text:p>3.55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54.545454545455">
                <text:p>654.545454545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36666666666667">
                <text:p>8.36666666666667</text:p>
              </table:table-cell>
              <table:table-cell office:value-type="float" office:value="336.448598130841">
                <text:p>336.448598130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0666666666667">
                <text:p>10.0666666666667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0333333333333">
                <text:p>12.0333333333333</text:p>
              </table:table-cell>
              <table:table-cell office:value-type="float" office:value="305.084745762712">
                <text:p>305.084745762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8833333333333">
                <text:p>13.8833333333333</text:p>
              </table:table-cell>
              <table:table-cell office:value-type="float" office:value="324.324324324324">
                <text:p>324.324324324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833333333333">
                <text:p>15.3833333333333</text:p>
              </table:table-cell>
              <table:table-cell office:value-type="float" office:value="400">
                <text:p>400</text:p>
              </table:table-cell>
              <table:table-cell office:value-type="float" office:value="426.632868327093">
                <text:p>426.6328683270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7166666666667">
                <text:p>16.7166666666667</text:p>
              </table:table-cell>
              <table:table-cell office:value-type="float" office:value="450">
                <text:p>450</text:p>
              </table:table-cell>
              <table:table-cell office:value-type="float" office:value="444.565199154161">
                <text:p>444.565199154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4166666666667">
                <text:p>18.4166666666667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434.85931680122">
                <text:p>434.85931680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514.285714285715">
                <text:p>514.285714285715</text:p>
              </table:table-cell>
              <table:table-cell office:value-type="float" office:value="417.057118999022">
                <text:p>417.057118999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85">
                <text:p>20.85</text:p>
              </table:table-cell>
              <table:table-cell office:value-type="float" office:value="473.684210526315">
                <text:p>473.684210526315</text:p>
              </table:table-cell>
              <table:table-cell office:value-type="float" office:value="398.970994597108">
                <text:p>398.970994597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05">
                <text:p>22.05</text:p>
              </table:table-cell>
              <table:table-cell office:value-type="float" office:value="500">
                <text:p>500</text:p>
              </table:table-cell>
              <table:table-cell office:value-type="float" office:value="400.970994597108">
                <text:p>400.970994597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3833333333333">
                <text:p>23.3833333333333</text:p>
              </table:table-cell>
              <table:table-cell office:value-type="float" office:value="450">
                <text:p>450</text:p>
              </table:table-cell>
              <table:table-cell office:value-type="float" office:value="412.326134784024">
                <text:p>412.326134784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4666666666667">
                <text:p>24.4666666666667</text:p>
              </table:table-cell>
              <table:table-cell office:value-type="float" office:value="553.846153846154">
                <text:p>553.846153846154</text:p>
              </table:table-cell>
              <table:table-cell office:value-type="float" office:value="432.416632521581">
                <text:p>432.4166325215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6833333333333">
                <text:p>25.6833333333333</text:p>
              </table:table-cell>
              <table:table-cell office:value-type="float" office:value="493.150684931506">
                <text:p>493.150684931506</text:p>
              </table:table-cell>
              <table:table-cell office:value-type="float" office:value="451.22322643846">
                <text:p>451.223226438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5666666666667">
                <text:p>26.5666666666667</text:p>
              </table:table-cell>
              <table:table-cell office:value-type="float" office:value="679.245283018868">
                <text:p>679.245283018868</text:p>
              </table:table-cell>
              <table:table-cell office:value-type="float" office:value="486.715322307915">
                <text:p>486.7153223079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1833333333333">
                <text:p>27.1833333333333</text:p>
              </table:table-cell>
              <table:table-cell office:value-type="float" office:value="972.972972972972">
                <text:p>972.972972972972</text:p>
              </table:table-cell>
              <table:table-cell office:value-type="float" office:value="544.012619605212">
                <text:p>544.012619605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.8166666666667">
                <text:p>28.8166666666667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535.747313482763">
                <text:p>535.7473134827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2833333333333">
                <text:p>30.2833333333333</text:p>
              </table:table-cell>
              <table:table-cell office:value-type="float" office:value="409.090909090909">
                <text:p>409.090909090909</text:p>
              </table:table-cell>
              <table:table-cell office:value-type="float" office:value="541.362286744795">
                <text:p>541.3622867447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8333333333333">
                <text:p>31.8333333333333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528.643392735578">
                <text:p>528.6433927355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.95">
                <text:p>32.95</text:p>
              </table:table-cell>
              <table:table-cell office:value-type="float" office:value="537.313432835819">
                <text:p>537.313432835819</text:p>
              </table:table-cell>
              <table:table-cell office:value-type="float" office:value="535.006314966529">
                <text:p>535.006314966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1333333333333">
                <text:p>34.1333333333333</text:p>
              </table:table-cell>
              <table:table-cell office:value-type="float" office:value="507.042253521128">
                <text:p>507.042253521128</text:p>
              </table:table-cell>
              <table:table-cell office:value-type="float" office:value="535.710540318642">
                <text:p>535.7105403186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.2333333333333">
                <text:p>36.2333333333333</text:p>
              </table:table-cell>
              <table:table-cell office:value-type="float" office:value="285.714285714285">
                <text:p>285.714285714285</text:p>
              </table:table-cell>
              <table:table-cell office:value-type="float" office:value="519.28196889007">
                <text:p>519.28196889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5">
                <text:p>37.5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511.265774558086">
                <text:p>511.2657745580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2">
                <text:p>39.2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497.244823711994">
                <text:p>497.244823711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8333333333333">
                <text:p>40.8333333333333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466.054989287659">
                <text:p>466.0549892876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2166666666667">
                <text:p>42.2166666666667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412.131185966265">
                <text:p>412.131185966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8333333333333">
                <text:p>43.8333333333333</text:p>
              </table:table-cell>
              <table:table-cell office:value-type="float" office:value="371.134020618557">
                <text:p>371.134020618557</text:p>
              </table:table-cell>
              <table:table-cell office:value-type="float" office:value="412.50989415057">
                <text:p>412.509894150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9333333333333">
                <text:p>44.9333333333333</text:p>
              </table:table-cell>
              <table:table-cell office:value-type="float" office:value="545.454545454548">
                <text:p>545.454545454548</text:p>
              </table:table-cell>
              <table:table-cell office:value-type="float" office:value="426.146257786934">
                <text:p>426.1462577869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9166666666667">
                <text:p>45.9166666666667</text:p>
              </table:table-cell>
              <table:table-cell office:value-type="float" office:value="610.169491525423">
                <text:p>610.169491525423</text:p>
              </table:table-cell>
              <table:table-cell office:value-type="float" office:value="448.453529520121">
                <text:p>448.453529520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6">
                <text:p>47.6</text:p>
              </table:table-cell>
              <table:table-cell office:value-type="float" office:value="356.435643564356">
                <text:p>356.435643564356</text:p>
              </table:table-cell>
              <table:table-cell office:value-type="float" office:value="430.365750592975">
                <text:p>430.365750592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.7333333333333">
                <text:p>48.7333333333333</text:p>
              </table:table-cell>
              <table:table-cell office:value-type="float" office:value="529.411764705883">
                <text:p>529.411764705883</text:p>
              </table:table-cell>
              <table:table-cell office:value-type="float" office:value="432.60270171145">
                <text:p>432.60270171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1166666666667">
                <text:p>50.1166666666667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447.404767115925">
                <text:p>447.404767115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.0333333333333">
                <text:p>51.0333333333333</text:p>
              </table:table-cell>
              <table:table-cell office:value-type="float" office:value="654.545454545456">
                <text:p>654.545454545456</text:p>
              </table:table-cell>
              <table:table-cell office:value-type="float" office:value="465.490891517839">
                <text:p>465.490891517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9166666666667">
                <text:p>52.9166666666667</text:p>
              </table:table-cell>
              <table:table-cell office:value-type="float" office:value="318.58407079646">
                <text:p>318.58407079646</text:p>
              </table:table-cell>
              <table:table-cell office:value-type="float" office:value="462.055180950427">
                <text:p>462.0551809504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35">
                <text:p>54.35</text:p>
              </table:table-cell>
              <table:table-cell office:value-type="float" office:value="418.60465116279">
                <text:p>418.60465116279</text:p>
              </table:table-cell>
              <table:table-cell office:value-type="float" office:value="467.180952189155">
                <text:p>467.1809521891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.3166666666667">
                <text:p>55.3166666666667</text:p>
              </table:table-cell>
              <table:table-cell office:value-type="float" office:value="620.689655172413">
                <text:p>620.689655172413</text:p>
              </table:table-cell>
              <table:table-cell office:value-type="float" office:value="485.876423730492">
                <text:p>485.876423730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.1666666666667">
                <text:p>56.1666666666667</text:p>
              </table:table-cell>
              <table:table-cell office:value-type="float" office:value="705.882352941181">
                <text:p>705.882352941181</text:p>
              </table:table-cell>
              <table:table-cell office:value-type="float" office:value="519.351256962755">
                <text:p>519.3512569627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.1">
                <text:p>58.1</text:p>
              </table:table-cell>
              <table:table-cell office:value-type="float" office:value="310.344827586206">
                <text:p>310.344827586206</text:p>
              </table:table-cell>
              <table:table-cell office:value-type="float" office:value="495.84028517592">
                <text:p>495.840285175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.3333333333333">
                <text:p>59.3333333333333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483.471984672027">
                <text:p>483.4719846720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.4333333333333">
                <text:p>60.4333333333333</text:p>
              </table:table-cell>
              <table:table-cell office:value-type="float" office:value="327.272727272729">
                <text:p>327.272727272729</text:p>
              </table:table-cell>
              <table:table-cell office:value-type="float" office:value="480.555693042864">
                <text:p>480.5556930428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-13.8996138996139">
                <text:p>-13.8996138996139</text:p>
              </table:table-cell>
              <table:table-cell office:value-type="float" office:value="426.224555182314">
                <text:p>426.2245551823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